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4530" officeooo:paragraph-rsid="001d4530"/>
    </style:style>
    <style:style style:name="P2" style:family="paragraph" style:parent-style-name="Standard">
      <style:text-properties officeooo:rsid="001ec2d0" officeooo:paragraph-rsid="001d4530"/>
    </style:style>
    <style:style style:name="P3" style:family="paragraph" style:parent-style-name="Standard">
      <style:text-properties officeooo:rsid="001ec2d0" officeooo:paragraph-rsid="001ec2d0"/>
    </style:style>
    <style:style style:name="P4" style:family="paragraph" style:parent-style-name="Standard">
      <style:text-properties officeooo:rsid="00205128" officeooo:paragraph-rsid="00205128"/>
    </style:style>
    <style:style style:name="P5" style:family="paragraph" style:parent-style-name="Standard">
      <style:text-properties officeooo:rsid="00205128" officeooo:paragraph-rsid="00237e9c"/>
    </style:style>
    <style:style style:name="P6" style:family="paragraph" style:parent-style-name="Standard">
      <style:text-properties officeooo:rsid="00237e9c" officeooo:paragraph-rsid="00237e9c"/>
    </style:style>
    <style:style style:name="T1" style:family="text">
      <style:text-properties officeooo:rsid="00237e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iamo il modulo <text:span text:style-name="T1">T</text:span>hunder <text:span text:style-name="T1">C</text:span>lient sul Vscode</text:p>
      <text:p text:style-name="P6">con il modulo Thunder Client possiamo simulare le chiamate </text:p>
      <text:p text:style-name="P6">fatte dal client</text:p>
      <text:p text:style-name="P6"/>
      <text:p text:style-name="P5"/>
      <text:p text:style-name="P4"/>
      <text:p text:style-name="P3"/>
      <text:p text:style-name="P3"/>
      <text:p text:style-name="P3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9:45:23.809911014</meta:creation-date>
    <dc:date>2022-02-15T10:35:45.905210060</dc:date>
    <meta:editing-duration>PT18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9" meta:character-count="122" meta:non-whitespace-character-count="105"/>
  </office:meta>
</office:document-meta>
</file>